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2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6.156cm"/>
    </style:style>
    <style:style style:name="co5" style:family="table-column">
      <style:table-column-properties fo:break-before="auto" style:column-width="11.063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4.216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08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6.361cm"/>
    </style:style>
    <style:style style:name="co12" style:family="table-column">
      <style:table-column-properties fo:break-before="auto" style:column-width="3.778cm"/>
    </style:style>
    <style:style style:name="co13" style:family="table-column">
      <style:table-column-properties fo:break-before="auto" style:column-width="1.769cm"/>
    </style:style>
    <style:style style:name="co14" style:family="table-column">
      <style:table-column-properties fo:break-before="auto" style:column-width="2.887cm"/>
    </style:style>
    <style:style style:name="co15" style:family="table-column">
      <style:table-column-properties fo:break-before="auto" style:column-width="4.93cm"/>
    </style:style>
    <style:style style:name="co16" style:family="table-column">
      <style:table-column-properties fo:break-before="auto" style:column-width="3.948cm"/>
    </style:style>
    <style:style style:name="co17" style:family="table-column">
      <style:table-column-properties fo:break-before="auto" style:column-width="7.2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bold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Times New Roman1" style:font-size-asian="11pt" style:language-asian="ru" style:country-asian="RU" style:font-name-complex="Times New Roman" style:font-size-complex="11pt" style:language-complex="ar" style:country-complex="SA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1pt" fo:font-weight="bold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1pt" fo:font-weight="bold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bold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Times New Roman1" style:font-size-asian="11pt" style:language-asian="ru" style:country-asian="RU" style:font-name-complex="Times New Roman" style:font-size-complex="11pt" style:language-complex="ar" style:country-complex="SA"/>
    </style:style>
    <style:style style:name="ce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показатели_газ" table:style-name="ta1">
        <table:table-column table:style-name="co1" table:default-cell-style-name="ce39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5"/>
        <table:table-column table:style-name="co7" table:default-cell-style-name="ce45"/>
        <table:table-row table:style-name="ro1">
          <table:table-cell table:style-name="ce38" office:value-type="string" calcext:value-type="string" table:number-columns-spanned="7" table:number-rows-spanned="1">
            <text:p>Таблица 7. Перечень объектов газоснабжения проекта Робоград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№ п/п</text:p>
          </table:table-cell>
          <table:table-cell table:style-name="ce45" office:value-type="string" calcext:value-type="string">
            <text:p>Наименование газопровода</text:p>
          </table:table-cell>
          <table:table-cell table:style-name="ce45" office:value-type="string" calcext:value-type="string">
            <text:p>Протяженность, м</text:p>
          </table:table-cell>
          <table:table-cell table:style-name="ce45" office:value-type="string" calcext:value-type="string">
            <text:p>Пропускная мощность, куб. м/час</text:p>
          </table:table-cell>
          <table:table-cell table:style-name="ce45" office:value-type="string" calcext:value-type="string">
            <text:p>Микрорайоны потребления</text:p>
          </table:table-cell>
          <table:table-cell office:value-type="string" calcext:value-type="string">
            <text:p>Мощность ГРПШ, куб. м/час</text:p>
          </table:table-cell>
          <table:table-cell office:value-type="string" calcext:value-type="string">
            <text:p>Количество ГРПШ, ед.</text:p>
          </table:table-cell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6" office:value-type="string" calcext:value-type="string">
            <text:p>ГП_1</text:p>
          </table:table-cell>
          <table:table-cell table:style-name="ce46" office:value-type="float" office:value="6588" calcext:value-type="float">
            <text:p>6588</text:p>
          </table:table-cell>
          <table:table-cell table:style-name="ce46" office:value-type="float" office:value="27510" calcext:value-type="float">
            <text:p>27510</text:p>
          </table:table-cell>
          <table:table-cell table:style-name="ce46"/>
          <table:table-cell table:style-name="ce46" office:value-type="float" office:value="29000" calcext:value-type="float">
            <text:p>29000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ГП_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10" calcext:value-type="float">
            <text:p>1810</text:p>
          </table:table-cell>
          <table:table-cell table:style-name="ce45" office:value-type="string" calcext:value-type="string">
            <text:p>П_1, Б_5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ГП_3</text:p>
          </table:table-cell>
          <table:table-cell table:style-name="ce45" office:value-type="float" office:value="329" calcext:value-type="float">
            <text:p>329</text:p>
          </table:table-cell>
          <table:table-cell table:style-name="ce45" office:value-type="float" office:value="2133" calcext:value-type="float">
            <text:p>2133</text:p>
          </table:table-cell>
          <table:table-cell table:style-name="ce45" office:value-type="string" calcext:value-type="string">
            <text:p>П_2, П_3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ГП_4</text:p>
          </table:table-cell>
          <table:table-cell table:style-name="ce45" office:value-type="float" office:value="153" calcext:value-type="float">
            <text:p>153</text:p>
          </table:table-cell>
          <table:table-cell table:style-name="ce45" office:value-type="float" office:value="401" calcext:value-type="float">
            <text:p>401</text:p>
          </table:table-cell>
          <table:table-cell table:style-name="ce45" office:value-type="string" calcext:value-type="string">
            <text:p>П_4</text:p>
          </table:table-cell>
          <table:table-cell table:style-name="ce51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П_5</text:p>
          </table:table-cell>
          <table:table-cell office:value-type="float" office:value="209" calcext:value-type="float">
            <text:p>209</text:p>
          </table:table-cell>
          <table:table-cell table:formula="of:=[.D9]+[.D8]" office:value-type="float" office:value="723" calcext:value-type="float">
            <text:p>723</text:p>
          </table:table-cell>
          <table:table-cell office:value-type="string" calcext:value-type="string">
            <text:p>М_9, К_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П_6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М_9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П_7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К_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П_8</text:p>
          </table:table-cell>
          <table:table-cell office:value-type="float" office:value="1424" calcext:value-type="float">
            <text:p>1424</text:p>
          </table:table-cell>
          <table:table-cell office:value-type="float" office:value="3786" calcext:value-type="float">
            <text:p>3786</text:p>
          </table:table-cell>
          <table:table-cell table:style-name="ce50" office:value-type="string" calcext:value-type="string">
            <text:p>ИЖС_1, ИЖС_2, С_5, С_4, МН_3, М_7(бытовое), М_8(бытовое), К_3, Б_4, Б_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П_8_1</text:p>
          </table:table-cell>
          <table:table-cell office:value-type="float" office:value="8" calcext:value-type="float">
            <text:p>8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ИЖС_1, ИЖС_2, Б_4, К_3, С_4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ГП_8_2</text:p>
          </table:table-cell>
          <table:table-cell office:value-type="float" office:value="104" calcext:value-type="float">
            <text:p>10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С_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П_8_3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table:style-name="ce50" office:value-type="string" calcext:value-type="string">
            <text:p>МН_3(бытовое), М_7(бытовое), М_8(бытовое), К_3, Б_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ГП_8_4</text:p>
          </table:table-cell>
          <table:table-cell office:value-type="float" office:value="200" calcext:value-type="float">
            <text:p>20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МН_3(без бытового)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ГП_9</text:p>
          </table:table-cell>
          <table:table-cell office:value-type="float" office:value="201" calcext:value-type="float">
            <text:p>201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МН_7(без бытового), МН_8(без бытового)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ГП_10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ИЖС_3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ГП_11</text:p>
          </table:table-cell>
          <table:table-cell office:value-type="float" office:value="915" calcext:value-type="float">
            <text:p>915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К_1, П_5, К_1_1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П_12</text:p>
          </table:table-cell>
          <table:table-cell office:value-type="float" office:value="124" calcext:value-type="float">
            <text:p>124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К_1а, Б_1, С_1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ГП_13</text:p>
          </table:table-cell>
          <table:table-cell office:value-type="float" office:value="168" calcext:value-type="float">
            <text:p>168</text:p>
          </table:table-cell>
          <table:table-cell table:formula="of:=[.D20]+[.D21]" office:value-type="float" office:value="2213" calcext:value-type="float">
            <text:p>221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П_13_1</text:p>
          </table:table-cell>
          <table:table-cell office:value-type="float" office:value="56" calcext:value-type="float">
            <text:p>56</text:p>
          </table:table-cell>
          <table:table-cell table:formula="of:=676+412" office:value-type="float" office:value="1088" calcext:value-type="float">
            <text:p>1088</text:p>
          </table:table-cell>
          <table:table-cell office:value-type="string" calcext:value-type="string">
            <text:p>М_5(1-9), М_6(7_11)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П_13_2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ИЖС_5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П_14</text:p>
          </table:table-cell>
          <table:table-cell office:value-type="float" office:value="361" calcext:value-type="float">
            <text:p>361</text:p>
          </table:table-cell>
          <table:table-cell table:formula="of:=[.D23]+[.D24]" office:value-type="float" office:value="2689" calcext:value-type="float">
            <text:p>268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П_14_1</text:p>
          </table:table-cell>
          <table:table-cell office:value-type="float" office:value="15" calcext:value-type="float">
            <text:p>15</text:p>
          </table:table-cell>
          <table:table-cell table:formula="of:=60+11+14" office:value-type="float" office:value="85" calcext:value-type="float">
            <text:p>85</text:p>
          </table:table-cell>
          <table:table-cell office:value-type="string" calcext:value-type="string">
            <text:p>МН_1(бытовое), М_3(бытовое), М_4(бытовое)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ГП_14_2</text:p>
          </table:table-cell>
          <table:table-cell office:value-type="float" office:value="17" calcext:value-type="float">
            <text:p>17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МН_1(без бытового), М_3(без бытового), М_4(без бытового)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ГП_15</text:p>
          </table:table-cell>
          <table:table-cell office:value-type="float" office:value="1680" calcext:value-type="float">
            <text:p>1680</text:p>
          </table:table-cell>
          <table:table-cell table:formula="of:=[.D26]+[.D27]+[.D28]+[.D29]" office:value-type="float" office:value="3211" calcext:value-type="float">
            <text:p>321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ГП_15_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М_2(без бытового), С_3, Б_2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ГП_15_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_2(бытовое), С_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ГП_15_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МН_2(бытовое), М_1(бытовое)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ГП_15_4</text:p>
          </table:table-cell>
          <table:table-cell office:value-type="float" office:value="21" calcext:value-type="float">
            <text:p>2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МН_2(без бытового), М_1(без бытового)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ГП_16</text:p>
          </table:table-cell>
          <table:table-cell office:value-type="float" office:value="451" calcext:value-type="float">
            <text:p>45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ИЖС_4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ГП_17</text:p>
          </table:table-cell>
          <table:table-cell office:value-type="float" office:value="208" calcext:value-type="float">
            <text:p>208</text:p>
          </table:table-cell>
          <table:table-cell table:formula="of:=[.D32]+[.D33]+[.D34]"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ГП_17_1</text:p>
          </table:table-cell>
          <table:table-cell office:value-type="float" office:value="9" calcext:value-type="float">
            <text:p>9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ИЖС_6, ИЖС_7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ГП_17_2</text:p>
          </table:table-cell>
          <table:table-cell office:value-type="float" office:value="47" calcext:value-type="float">
            <text:p>47</text:p>
          </table:table-cell>
          <table:table-cell table:formula="of:=22+11+222" office:value-type="float" office:value="255" calcext:value-type="float">
            <text:p>255</text:p>
          </table:table-cell>
          <table:table-cell office:value-type="string" calcext:value-type="string">
            <text:p>М_5(10-19)(бытовое), М_6(1-6)(бытовое), С_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ГП_17_3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М_5(без бытового), М_6(без бытового)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 table:number-columns-spanned="2" table:number-rows-spanned="1">
            <text:p>ИТОГО</text:p>
          </table:table-cell>
          <table:covered-table-cell table:style-name="ce46"/>
          <table:table-cell table:style-name="ce46" table:formula="of:=SUM([.C3:.C34])" office:value-type="float" office:value="13870" calcext:value-type="float">
            <text:p>13870</text:p>
          </table:table-cell>
          <table:table-cell table:style-name="ce46" table:number-columns-spanned="3" table:number-rows-spanned="1"/>
          <table:covered-table-cell table:number-columns-repeated="2" table:style-name="ce46"/>
          <table:table-cell table:style-name="ce46" table:formula="of:=SUM([.G3:.G34])" office:value-type="float" office:value="26" calcext:value-type="float">
            <text:p>26</text:p>
          </table:table-cell>
        </table:table-row>
        <table:table-row table:style-name="ro1">
          <table:table-cell table:style-name="ce42"/>
          <table:table-cell table:style-name="ce48" table:number-columns-repeated="6"/>
        </table:table-row>
        <table:table-row table:style-name="ro1">
          <table:table-cell table:style-name="ce43"/>
          <table:table-cell table:style-name="ce48" table:number-columns-repeated="2"/>
          <table:table-cell table:style-name="ce42"/>
          <table:table-cell table:style-name="ce48" table:number-columns-repeated="3"/>
        </table:table-row>
        <table:table-row table:style-name="ro1">
          <table:table-cell table:style-name="ce44"/>
          <table:table-cell table:style-name="ce48" table:number-columns-repeated="6"/>
        </table:table-row>
        <table:table-row table:style-name="ro1">
          <table:table-cell table:style-name="ce43"/>
          <table:table-cell table:style-name="ce48" table:number-columns-repeated="2"/>
          <table:table-cell table:style-name="ce42"/>
          <table:table-cell table:style-name="ce48" table:number-columns-repeated="3"/>
        </table:table-row>
        <table:table-row table:style-name="ro4">
          <table:table-cell table:style-name="Default" table:number-columns-repeated="3"/>
          <table:table-cell table:style-name="ce49"/>
          <table:table-cell table:style-name="Default" table:number-columns-repeated="3"/>
        </table:table-row>
      </table:table>
      <table:table table:name="стоимость_газопроводы" table:style-name="ta1">
        <table:table-column table:style-name="co1" table:default-cell-style-name="ce39"/>
        <table:table-column table:style-name="co8" table:default-cell-style-name="ce47"/>
        <table:table-column table:style-name="co3" table:default-cell-style-name="ce47"/>
        <table:table-column table:style-name="co9" table:default-cell-style-name="ce47"/>
        <table:table-column table:style-name="co10" table:default-cell-style-name="ce45"/>
        <table:table-column table:style-name="co11" table:default-cell-style-name="ce45"/>
        <table:table-column table:style-name="co12" table:number-columns-repeated="2" table:default-cell-style-name="ce51"/>
        <table:table-column table:style-name="co11" table:default-cell-style-name="ce53"/>
        <table:table-row table:style-name="ro1">
          <table:table-cell table:style-name="ce38" office:value-type="string" calcext:value-type="string" table:number-columns-spanned="9" table:number-rows-spanned="1">
            <text:p>Таблица 7а. Стоимость газопроводов проекта Робоград</text:p>
          </table:table-cell>
          <table:covered-table-cell table:number-columns-repeated="8" table:style-name="Default"/>
        </table:table-row>
        <table:table-row table:style-name="ro1">
          <table:table-cell office:value-type="string" calcext:value-type="string">
            <text:p>№ п/п</text:p>
          </table:table-cell>
          <table:table-cell table:style-name="ce45" office:value-type="string" calcext:value-type="string">
            <text:p>Наименование</text:p>
          </table:table-cell>
          <table:table-cell table:style-name="ce45" office:value-type="string" calcext:value-type="string">
            <text:p>Протяженность, м</text:p>
          </table:table-cell>
          <table:table-cell table:style-name="ce45" office:value-type="string" calcext:value-type="string">
            <text:p>Мощность, куб. м/час</text:p>
          </table:table-cell>
          <table:table-cell office:value-type="string" calcext:value-type="string">
            <text:p>Давление, МПа</text:p>
          </table:table-cell>
          <table:table-cell office:value-type="string" calcext:value-type="string">
            <text:p>Диаметр трубопровода, мм</text:p>
          </table:table-cell>
          <table:table-cell table:style-name="ce45" office:value-type="string" calcext:value-type="string">
            <text:p>сборник**</text:p>
          </table:table-cell>
          <table:table-cell table:style-name="ce45" office:value-type="string" calcext:value-type="string">
            <text:p>цена за ед, тыс. руб</text:p>
          </table:table-cell>
          <table:table-cell table:style-name="ce45" office:value-type="string" calcext:value-type="string">
            <text:p>стоимость, тыс. руб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ГП_1</text:p>
          </table:table-cell>
          <table:table-cell table:style-name="ce45" office:value-type="float" office:value="6588" calcext:value-type="float">
            <text:p>6588</text:p>
          </table:table-cell>
          <table:table-cell table:style-name="ce45" office:value-type="float" office:value="27510" calcext:value-type="float">
            <text:p>27510</text:p>
          </table:table-cell>
          <table:table-cell office:value-type="float" office:value="0.6" calcext:value-type="float">
            <text:p>0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-02-001-28</text:p>
          </table:table-cell>
          <table:table-cell office:value-type="float" office:value="10248.01" calcext:value-type="float">
            <text:p>10248,01</text:p>
          </table:table-cell>
          <table:table-cell table:formula="of:=[.H3]*[.C3]*0.82*1.01/1000" office:value-type="currency" office:currency="RUB" office:value="55915.003598616" calcext:value-type="currency">
            <text:p>55 915,00 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ГП_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10" calcext:value-type="float">
            <text:p>1810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4]*[.C4]*0.82*1.01/1000" office:value-type="currency" office:currency="RUB" office:value="25.7189228" calcext:value-type="currency">
            <text:p>25,72 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ГП_3</text:p>
          </table:table-cell>
          <table:table-cell table:style-name="ce45" office:value-type="float" office:value="329" calcext:value-type="float">
            <text:p>329</text:p>
          </table:table-cell>
          <table:table-cell table:style-name="ce45" office:value-type="float" office:value="2133" calcext:value-type="float">
            <text:p>2133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5]*[.C5]*0.82*1.01/1000" office:value-type="currency" office:currency="RUB" office:value="543.285311086" calcext:value-type="currency">
            <text:p>543,29 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ГП_4</text:p>
          </table:table-cell>
          <table:table-cell table:style-name="ce45" office:value-type="float" office:value="153" calcext:value-type="float">
            <text:p>153</text:p>
          </table:table-cell>
          <table:table-cell table:style-name="ce45" office:value-type="float" office:value="401" calcext:value-type="float">
            <text:p>401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6]*[.C6]*0.82*1.01/1000" office:value-type="currency" office:currency="RUB" office:value="196.74975942" calcext:value-type="currency">
            <text:p>196,75 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П_5</text:p>
          </table:table-cell>
          <table:table-cell office:value-type="float" office:value="209" calcext:value-type="float">
            <text:p>209</text:p>
          </table:table-cell>
          <table:table-cell table:formula="of:=[.D9]+[.D8]" office:value-type="float" office:value="723" calcext:value-type="float">
            <text:p>723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7]*[.C7]*0.82*1.01/1000" office:value-type="currency" office:currency="RUB" office:value="268.76274326" calcext:value-type="currency">
            <text:p>268,76 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П_6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8]*[.C8]*0.82*1.01/1000" office:value-type="currency" office:currency="RUB" office:value="45.0081149" calcext:value-type="currency">
            <text:p>45,01 ₽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П_7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9]*[.C9]*0.82*1.01/1000" office:value-type="currency" office:currency="RUB" office:value="29.57676122" calcext:value-type="currency">
            <text:p>29,58 ₽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ГП_8</text:p>
          </table:table-cell>
          <table:table-cell office:value-type="float" office:value="1424" calcext:value-type="float">
            <text:p>1424</text:p>
          </table:table-cell>
          <table:table-cell office:value-type="float" office:value="3786" calcext:value-type="float">
            <text:p>3786</text:p>
          </table:table-cell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-02-001-13</text:p>
          </table:table-cell>
          <table:table-cell office:value-type="float" office:value="3564.02" calcext:value-type="float">
            <text:p>3564,02</text:p>
          </table:table-cell>
          <table:table-cell table:formula="of:=[.H10]*[.C10]*0.82*1.01/1000" office:value-type="currency" office:currency="RUB" office:value="4203.251222336" calcext:value-type="currency">
            <text:p>4 203,25 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П_8_1</text:p>
          </table:table-cell>
          <table:table-cell office:value-type="float" office:value="8" calcext:value-type="float">
            <text:p>8</text:p>
          </table:table-cell>
          <table:table-cell office:value-type="float" office:value="2136" calcext:value-type="float">
            <text:p>2136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11]*[.C11]*0.82*1.01/1000" office:value-type="currency" office:currency="RUB" office:value="10.28756912" calcext:value-type="currency">
            <text:p>10,29 ₽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ГП_8_2</text:p>
          </table:table-cell>
          <table:table-cell office:value-type="float" office:value="104" calcext:value-type="float">
            <text:p>104</text:p>
          </table:table-cell>
          <table:table-cell office:value-type="float" office:value="232" calcext:value-type="float">
            <text:p>232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12]*[.C12]*0.82*1.01/1000" office:value-type="currency" office:currency="RUB" office:value="133.73839856" calcext:value-type="currency">
            <text:p>133,74 ₽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П_8_3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13]*[.C13]*0.82*1.01/1000" office:value-type="currency" office:currency="RUB" office:value="43.72216876" calcext:value-type="currency">
            <text:p>43,72 ₽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ГП_8_4</text:p>
          </table:table-cell>
          <table:table-cell office:value-type="float" office:value="200" calcext:value-type="float">
            <text:p>200</text:p>
          </table:table-cell>
          <table:table-cell office:value-type="float" office:value="1321" calcext:value-type="float">
            <text:p>1321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14]*[.C14]*0.82*1.01/1000" office:value-type="currency" office:currency="RUB" office:value="330.2646268" calcext:value-type="currency">
            <text:p>330,26 ₽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ГП_9</text:p>
          </table:table-cell>
          <table:table-cell office:value-type="float" office:value="201" calcext:value-type="float">
            <text:p>201</text:p>
          </table:table-cell>
          <table:table-cell office:value-type="float" office:value="3258" calcext:value-type="float">
            <text:p>3258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15]*[.C15]*0.82*1.01/1000" office:value-type="currency" office:currency="RUB" office:value="331.915949934" calcext:value-type="currency">
            <text:p>331,92 ₽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ГП_10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16]*[.C16]*0.82*1.01/1000" office:value-type="currency" office:currency="RUB" office:value="461.65466426" calcext:value-type="currency">
            <text:p>461,65 ₽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ГП_11</text:p>
          </table:table-cell>
          <table:table-cell office:value-type="float" office:value="915" calcext:value-type="float">
            <text:p>915</text:p>
          </table:table-cell>
          <table:table-cell office:value-type="float" office:value="2151" calcext:value-type="float">
            <text:p>2151</text:p>
          </table:table-cell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-02-001-13</text:p>
          </table:table-cell>
          <table:table-cell office:value-type="float" office:value="3564.02" calcext:value-type="float">
            <text:p>3564,02</text:p>
          </table:table-cell>
          <table:table-cell table:formula="of:=[.H17]*[.C17]*0.82*1.01/1000" office:value-type="currency" office:currency="RUB" office:value="2700.82504806" calcext:value-type="currency">
            <text:p>2 700,83 ₽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П_12</text:p>
          </table:table-cell>
          <table:table-cell office:value-type="float" office:value="124" calcext:value-type="float">
            <text:p>124</text:p>
          </table:table-cell>
          <table:table-cell office:value-type="float" office:value="1242" calcext:value-type="float">
            <text:p>1242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18]*[.C18]*0.82*1.01/1000" office:value-type="currency" office:currency="RUB" office:value="204.764068616" calcext:value-type="currency">
            <text:p>204,76 ₽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ГП_13</text:p>
          </table:table-cell>
          <table:table-cell office:value-type="float" office:value="168" calcext:value-type="float">
            <text:p>168</text:p>
          </table:table-cell>
          <table:table-cell table:formula="of:=[.D20]+[.D21]" office:value-type="float" office:value="2213" calcext:value-type="float">
            <text:p>2213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19]*[.C19]*0.82*1.01/1000" office:value-type="currency" office:currency="RUB" office:value="277.422286512" calcext:value-type="currency">
            <text:p>277,42 ₽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П_13_1</text:p>
          </table:table-cell>
          <table:table-cell office:value-type="float" office:value="56" calcext:value-type="float">
            <text:p>56</text:p>
          </table:table-cell>
          <table:table-cell table:formula="of:=676+412" office:value-type="float" office:value="1088" calcext:value-type="float">
            <text:p>1088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0]*[.C20]*0.82*1.01/1000" office:value-type="currency" office:currency="RUB" office:value="72.01298384" calcext:value-type="currency">
            <text:p>72,01 ₽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П_13_2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1]*[.C21]*0.82*1.01/1000" office:value-type="currency" office:currency="RUB" office:value="45.0081149" calcext:value-type="currency">
            <text:p>45,01 ₽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П_14</text:p>
          </table:table-cell>
          <table:table-cell office:value-type="float" office:value="361" calcext:value-type="float">
            <text:p>361</text:p>
          </table:table-cell>
          <table:table-cell table:formula="of:=[.D23]+[.D24]" office:value-type="float" office:value="2689" calcext:value-type="float">
            <text:p>2689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table:style-name="ce45"/>
          <table:table-cell table:formula="of:=[.H22]*[.C22]*0.82*1.01/1000" office:value-type="currency" office:currency="RUB" office:value="0" calcext:value-type="currency">
            <text:p>0,00 ₽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П_14_1</text:p>
          </table:table-cell>
          <table:table-cell office:value-type="float" office:value="15" calcext:value-type="float">
            <text:p>15</text:p>
          </table:table-cell>
          <table:table-cell table:formula="of:=60+11+14"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3]*[.C23]*0.82*1.01/1000" office:value-type="currency" office:currency="RUB" office:value="19.2891921" calcext:value-type="currency">
            <text:p>19,29 ₽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ГП_14_2</text:p>
          </table:table-cell>
          <table:table-cell office:value-type="float" office:value="17" calcext:value-type="float">
            <text:p>17</text:p>
          </table:table-cell>
          <table:table-cell office:value-type="float" office:value="2604" calcext:value-type="float">
            <text:p>2604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4]*[.C24]*0.82*1.01/1000" office:value-type="currency" office:currency="RUB" office:value="21.86108438" calcext:value-type="currency">
            <text:p>21,86 ₽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ГП_15</text:p>
          </table:table-cell>
          <table:table-cell office:value-type="float" office:value="1680" calcext:value-type="float">
            <text:p>1680</text:p>
          </table:table-cell>
          <table:table-cell table:formula="of:=[.D26]+[.D27]+[.D28]+[.D29]" office:value-type="float" office:value="3211" calcext:value-type="float">
            <text:p>3211</text:p>
          </table:table-cell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-02-001-13</text:p>
          </table:table-cell>
          <table:table-cell office:value-type="float" office:value="3564.02" calcext:value-type="float">
            <text:p>3564,02</text:p>
          </table:table-cell>
          <table:table-cell table:formula="of:=[.H25]*[.C25]*0.82*1.01/1000" office:value-type="currency" office:currency="RUB" office:value="4958.89189152" calcext:value-type="currency">
            <text:p>4 958,89 ₽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ГП_15_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6]*[.C26]*0.82*1.01/1000" office:value-type="currency" office:currency="RUB" office:value="25.7189228" calcext:value-type="currency">
            <text:p>25,72 ₽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ГП_15_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7]*[.C27]*0.82*1.01/1000" office:value-type="currency" office:currency="RUB" office:value="33.43459964" calcext:value-type="currency">
            <text:p>33,43 ₽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ГП_15_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8]*[.C28]*0.82*1.01/1000" office:value-type="currency" office:currency="RUB" office:value="28.29081508" calcext:value-type="currency">
            <text:p>28,29 ₽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ГП_15_4</text:p>
          </table:table-cell>
          <table:table-cell office:value-type="float" office:value="21" calcext:value-type="float">
            <text:p>21</text:p>
          </table:table-cell>
          <table:table-cell office:value-type="float" office:value="1910" calcext:value-type="float">
            <text:p>1910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29]*[.C29]*0.82*1.01/1000" office:value-type="currency" office:currency="RUB" office:value="27.00486894" calcext:value-type="currency">
            <text:p>27,00 ₽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ГП_16</text:p>
          </table:table-cell>
          <table:table-cell office:value-type="float" office:value="451" calcext:value-type="float">
            <text:p>451</text:p>
          </table:table-cell>
          <table:table-cell office:value-type="float" office:value="690" calcext:value-type="float">
            <text:p>690</text:p>
          </table:table-cell>
          <table:table-cell office:value-type="float" office:value="0.6" calcext:value-type="float">
            <text:p>0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-02-001-07</text:p>
          </table:table-cell>
          <table:table-cell office:value-type="float" office:value="1993.87" calcext:value-type="float">
            <text:p>1993,87</text:p>
          </table:table-cell>
          <table:table-cell table:formula="of:=[.H30]*[.C30]*0.82*1.01/1000" office:value-type="currency" office:currency="RUB" office:value="744.746733434" calcext:value-type="currency">
            <text:p>744,75 ₽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ГП_17</text:p>
          </table:table-cell>
          <table:table-cell office:value-type="float" office:value="208" calcext:value-type="float">
            <text:p>208</text:p>
          </table:table-cell>
          <table:table-cell table:formula="of:=[.D32]+[.D33]+[.D34]" office:value-type="float" office:value="3868" calcext:value-type="float">
            <text:p>3868</text:p>
          </table:table-cell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-02-001-13</text:p>
          </table:table-cell>
          <table:table-cell office:value-type="float" office:value="3564.02" calcext:value-type="float">
            <text:p>3564,02</text:p>
          </table:table-cell>
          <table:table-cell table:formula="of:=[.H31]*[.C31]*0.82*1.01/1000" office:value-type="currency" office:currency="RUB" office:value="613.958043712" calcext:value-type="currency">
            <text:p>613,96 ₽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ГП_17_1</text:p>
          </table:table-cell>
          <table:table-cell office:value-type="float" office:value="9" calcext:value-type="float">
            <text:p>9</text:p>
          </table:table-cell>
          <table:table-cell office:value-type="float" office:value="1345" calcext:value-type="float">
            <text:p>1345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32]*[.C32]*0.82*1.01/1000" office:value-type="currency" office:currency="RUB" office:value="11.57351526" calcext:value-type="currency">
            <text:p>11,57 ₽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ГП_17_2</text:p>
          </table:table-cell>
          <table:table-cell office:value-type="float" office:value="47" calcext:value-type="float">
            <text:p>47</text:p>
          </table:table-cell>
          <table:table-cell table:formula="of:=22+11+222" office:value-type="float" office:value="255" calcext:value-type="float">
            <text:p>255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33]*[.C33]*0.82*1.01/1000" office:value-type="currency" office:currency="RUB" office:value="60.43946858" calcext:value-type="currency">
            <text:p>60,44 ₽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ГП_17_3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0.6" calcext:value-type="float">
            <text:p>0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-02-001-04</text:p>
          </table:table-cell>
          <table:table-cell office:value-type="float" office:value="1552.7" calcext:value-type="float">
            <text:p>1552,7</text:p>
          </table:table-cell>
          <table:table-cell table:formula="of:=[.H34]*[.C34]*0.82*1.01/1000" office:value-type="currency" office:currency="RUB" office:value="10.28756912" calcext:value-type="currency">
            <text:p>10,29 ₽</text:p>
          </table:table-cell>
        </table:table-row>
        <table:table-row table:style-name="ro1">
          <table:table-cell table:style-name="ce41" office:value-type="string" calcext:value-type="string" table:number-columns-spanned="2" table:number-rows-spanned="1">
            <text:p>ИТОГО</text:p>
          </table:table-cell>
          <table:covered-table-cell table:style-name="ce52"/>
          <table:table-cell table:style-name="ce52" table:formula="of:=SUM([.C3:.C34])" office:value-type="float" office:value="13870" calcext:value-type="float">
            <text:p>13870</text:p>
          </table:table-cell>
          <table:table-cell table:style-name="ce52" table:number-columns-spanned="5" table:number-rows-spanned="1"/>
          <table:covered-table-cell table:number-columns-repeated="4" table:style-name="ce46"/>
          <table:table-cell table:style-name="ce54" table:formula="of:=SUM([.I3:.I34])" office:value-type="currency" office:currency="RUB" office:value="72394.469017566" calcext:value-type="currency">
            <text:p>72 394,47 ₽</text:p>
          </table:table-cell>
        </table:table-row>
        <table:table-row table:style-name="ro1">
          <table:table-cell table:style-name="ce42"/>
          <table:table-cell table:style-name="ce48" table:number-columns-repeated="8"/>
        </table:table-row>
        <table:table-row table:style-name="ro1">
          <table:table-cell table:style-name="ce43" office:value-type="string" calcext:value-type="string">
            <text:p>* - УКРУПНЕННЫЕ НОРМАТИВЫ ЦЕНЫ СТРОИТЕЛЬСТВА НЦС 81-02-19-2023 СБОРНИК № 19. Здания и сооружения городской <text:s/>инфраструктуры</text:p>
          </table:table-cell>
          <table:table-cell table:style-name="ce48" table:number-columns-repeated="2"/>
          <table:table-cell table:style-name="ce42"/>
          <table:table-cell table:style-name="ce48" table:number-columns-repeated="5"/>
        </table:table-row>
        <table:table-row table:style-name="ro1">
          <table:table-cell table:style-name="ce44"/>
          <table:table-cell table:style-name="ce48" table:number-columns-repeated="8"/>
        </table:table-row>
        <table:table-row table:style-name="ro1">
          <table:table-cell table:style-name="ce43" office:value-type="string" calcext:value-type="string">
            <text:p>** - УКРУПНЕННЫЕ НОРМАТИВЫ ЦЕНЫ СТРОИТЕЛЬСТВА НЦС 81-02-15-2023 СБОРНИК № 15. Наружные сети газоснабжения</text:p>
          </table:table-cell>
          <table:table-cell table:style-name="ce48" table:number-columns-repeated="2"/>
          <table:table-cell table:style-name="ce42"/>
          <table:table-cell table:style-name="ce48" table:number-columns-repeated="5"/>
        </table:table-row>
        <table:table-row table:style-name="ro4">
          <table:table-cell table:style-name="Default" table:number-columns-repeated="3"/>
          <table:table-cell table:style-name="ce49"/>
          <table:table-cell table:style-name="Default" table:number-columns-repeated="5"/>
        </table:table-row>
      </table:table>
      <table:table table:name="стоимость_ГРПШ" table:style-name="ta1">
        <table:table-column table:style-name="co13" table:default-cell-style-name="ce39"/>
        <table:table-column table:style-name="co8" table:default-cell-style-name="ce47"/>
        <table:table-column table:style-name="co9" table:default-cell-style-name="ce47"/>
        <table:table-column table:style-name="co6" table:default-cell-style-name="ce45"/>
        <table:table-column table:style-name="co7" table:default-cell-style-name="ce45"/>
        <table:table-column table:style-name="co14" table:default-cell-style-name="ce51"/>
        <table:table-column table:style-name="co15" table:default-cell-style-name="ce45"/>
        <table:table-column table:style-name="co16" table:default-cell-style-name="ce56"/>
        <table:table-column table:style-name="co17" table:default-cell-style-name="ce45"/>
        <table:table-row table:style-name="ro1">
          <table:table-cell table:style-name="ce38" office:value-type="string" calcext:value-type="string" table:number-columns-spanned="9" table:number-rows-spanned="1">
            <text:p>Таблица 7б. Стоимость пунктов газораспределения проекта Робоград</text:p>
          </table:table-cell>
          <table:covered-table-cell table:number-columns-repeated="8" table:style-name="Default"/>
        </table:table-row>
        <table:table-row table:style-name="ro1">
          <table:table-cell office:value-type="string" calcext:value-type="string">
            <text:p>№ п/п</text:p>
          </table:table-cell>
          <table:table-cell table:style-name="ce45" office:value-type="string" calcext:value-type="string">
            <text:p>Наименование</text:p>
          </table:table-cell>
          <table:table-cell table:style-name="ce45" office:value-type="string" calcext:value-type="string">
            <text:p>Мощность, куб. м/час</text:p>
          </table:table-cell>
          <table:table-cell office:value-type="string" calcext:value-type="string">
            <text:p>Мощность ГРПШ, куб. м/час</text:p>
          </table:table-cell>
          <table:table-cell office:value-type="string" calcext:value-type="string">
            <text:p>Количество ГРПШ, ед.</text:p>
          </table:table-cell>
          <table:table-cell table:style-name="ce45" office:value-type="string" calcext:value-type="string">
            <text:p>Сборник*</text:p>
          </table:table-cell>
          <table:table-cell office:value-type="string" calcext:value-type="string">
            <text:p>Цена за единицу, тыс. руб.</text:p>
          </table:table-cell>
          <table:table-cell table:style-name="ce45" office:value-type="string" calcext:value-type="string">
            <text:p>Стоимость, тыс. руб</text:p>
          </table:table-cell>
          <table:table-cell office:value-type="string" calcext:value-type="string">
            <text:p>Пояснение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ГП_1</text:p>
          </table:table-cell>
          <table:table-cell table:style-name="ce45" office:value-type="float" office:value="27510" calcext:value-type="float">
            <text:p>27510</text:p>
          </table:table-cell>
          <table:table-cell office:value-type="float" office:value="29000" calcext:value-type="float">
            <text:p>29000</text:p>
          </table:table-cell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335" calcext:value-type="float">
            <text:p>335</text:p>
          </table:table-cell>
          <table:table-cell table:formula="of:=[.E3]*[.G3]*0.86" office:value-type="currency" office:currency="RUB" office:value="288.1" calcext:value-type="currency">
            <text:p>288,10 ₽</text:p>
          </table:table-cell>
          <table:table-cell table:style-name="ce20" office:value-type="string" calcext:value-type="string">
            <text:p>ГРПШ-16-2НВ-У1 (цена рыночная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ГП_2</text:p>
          </table:table-cell>
          <table:table-cell table:style-name="ce45" office:value-type="float" office:value="1810" calcext:value-type="float">
            <text:p>1810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4]*[.G4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ГП_3</text:p>
          </table:table-cell>
          <table:table-cell table:style-name="ce45" office:value-type="float" office:value="2133" calcext:value-type="float">
            <text:p>2133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5]*[.G5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ГП_4</text:p>
          </table:table-cell>
          <table:table-cell table:style-name="ce45" office:value-type="float" office:value="401" calcext:value-type="float">
            <text:p>401</text:p>
          </table:table-cell>
          <table:table-cell table:style-name="ce51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3</text:p>
          </table:table-cell>
          <table:table-cell office:value-type="float" office:value="261.51" calcext:value-type="float">
            <text:p>261,51</text:p>
          </table:table-cell>
          <table:table-cell table:formula="of:=[.E6]*[.G6]*0.86" office:value-type="currency" office:currency="RUB" office:value="224.8986" calcext:value-type="currency">
            <text:p>224,90 ₽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П_5</text:p>
          </table:table-cell>
          <table:table-cell table:formula="of:=[.C9]+[.C8]" office:value-type="float" office:value="723" calcext:value-type="float">
            <text:p>723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П_6</text:p>
          </table:table-cell>
          <table:table-cell office:value-type="float" office:value="580" calcext:value-type="float">
            <text:p>58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3</text:p>
          </table:table-cell>
          <table:table-cell office:value-type="float" office:value="261.51" calcext:value-type="float">
            <text:p>261,51</text:p>
          </table:table-cell>
          <table:table-cell table:formula="of:=[.E8]*[.G8]*0.86" office:value-type="currency" office:currency="RUB" office:value="224.8986" calcext:value-type="currency">
            <text:p>224,90 ₽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П_7</text:p>
          </table:table-cell>
          <table:table-cell office:value-type="float" office:value="143" calcext:value-type="float">
            <text:p>14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9]*[.G9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ГП_8</text:p>
          </table:table-cell>
          <table:table-cell office:value-type="float" office:value="3786" calcext:value-type="float">
            <text:p>3786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П_8_1</text:p>
          </table:table-cell>
          <table:table-cell office:value-type="float" office:value="2136" calcext:value-type="float">
            <text:p>2136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11]*[.G11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ГП_8_2</text:p>
          </table:table-cell>
          <table:table-cell office:value-type="float" office:value="232" calcext:value-type="float">
            <text:p>23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12]*[.G12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П_8_3</text:p>
          </table:table-cell>
          <table:table-cell office:value-type="float" office:value="141" calcext:value-type="float">
            <text:p>14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13]*[.G13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ГП_8_4</text:p>
          </table:table-cell>
          <table:table-cell office:value-type="float" office:value="1321" calcext:value-type="float">
            <text:p>1321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14]*[.G14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ГП_9</text:p>
          </table:table-cell>
          <table:table-cell office:value-type="float" office:value="3258" calcext:value-type="float">
            <text:p>3258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5</text:p>
          </table:table-cell>
          <table:table-cell office:value-type="float" office:value="313.76" calcext:value-type="float">
            <text:p>313,76</text:p>
          </table:table-cell>
          <table:table-cell table:formula="of:=[.E15]*[.G15]*0.86" office:value-type="currency" office:currency="RUB" office:value="269.8336" calcext:value-type="currency">
            <text:p>269,83 ₽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ГП_10</text:p>
          </table:table-cell>
          <table:table-cell office:value-type="float" office:value="363" calcext:value-type="float">
            <text:p>363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3</text:p>
          </table:table-cell>
          <table:table-cell office:value-type="float" office:value="261.51" calcext:value-type="float">
            <text:p>261,51</text:p>
          </table:table-cell>
          <table:table-cell table:formula="of:=[.E16]*[.G16]*0.86" office:value-type="currency" office:currency="RUB" office:value="224.8986" calcext:value-type="currency">
            <text:p>224,90 ₽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ГП_11</text:p>
          </table:table-cell>
          <table:table-cell office:value-type="float" office:value="2151" calcext:value-type="float">
            <text:p>2151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17]*[.G17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П_12</text:p>
          </table:table-cell>
          <table:table-cell office:value-type="float" office:value="1242" calcext:value-type="float">
            <text:p>1242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18]*[.G18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ГП_13</text:p>
          </table:table-cell>
          <table:table-cell table:formula="of:=[.C20]+[.C21]" office:value-type="float" office:value="2213" calcext:value-type="float">
            <text:p>2213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П_13_1</text:p>
          </table:table-cell>
          <table:table-cell table:formula="of:=676+412" office:value-type="float" office:value="1088" calcext:value-type="float">
            <text:p>1088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20]*[.G20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П_13_2</text:p>
          </table:table-cell>
          <table:table-cell office:value-type="float" office:value="1125" calcext:value-type="float">
            <text:p>1125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21]*[.G21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П_14</text:p>
          </table:table-cell>
          <table:table-cell table:formula="of:=[.C23]+[.C24]" office:value-type="float" office:value="2689" calcext:value-type="float">
            <text:p>2689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П_14_1</text:p>
          </table:table-cell>
          <table:table-cell table:formula="of:=60+11+14"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23]*[.G23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ГП_14_2</text:p>
          </table:table-cell>
          <table:table-cell office:value-type="float" office:value="2604" calcext:value-type="float">
            <text:p>2604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24]*[.G24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ГП_15</text:p>
          </table:table-cell>
          <table:table-cell table:formula="of:=[.C26]+[.C27]+[.C28]+[.C29]" office:value-type="float" office:value="3211" calcext:value-type="float">
            <text:p>3211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ГП_15_1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26]*[.G26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ГП_15_2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27]*[.G27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ГП_15_3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28]*[.G28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ГП_15_4</text:p>
          </table:table-cell>
          <table:table-cell office:value-type="float" office:value="1910" calcext:value-type="float">
            <text:p>1910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29]*[.G29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ГП_16</text:p>
          </table:table-cell>
          <table:table-cell office:value-type="float" office:value="690" calcext:value-type="float">
            <text:p>69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3</text:p>
          </table:table-cell>
          <table:table-cell office:value-type="float" office:value="261.51" calcext:value-type="float">
            <text:p>261,51</text:p>
          </table:table-cell>
          <table:table-cell table:formula="of:=[.E30]*[.G30]*0.86" office:value-type="currency" office:currency="RUB" office:value="224.8986" calcext:value-type="currency">
            <text:p>224,90 ₽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ГП_17</text:p>
          </table:table-cell>
          <table:table-cell table:formula="of:=[.C32]+[.C33]+[.C34]" office:value-type="float" office:value="3868" calcext:value-type="float">
            <text:p>3868</text:p>
          </table:table-cell>
          <table:table-cell table:number-columns-repeated="2"/>
          <table:table-cell table:style-name="ce45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ГП_17_1</text:p>
          </table:table-cell>
          <table:table-cell office:value-type="float" office:value="1345" calcext:value-type="float">
            <text:p>1345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32]*[.G32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ГП_17_2</text:p>
          </table:table-cell>
          <table:table-cell table:formula="of:=22+11+222"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2</text:p>
          </table:table-cell>
          <table:table-cell office:value-type="float" office:value="173.29" calcext:value-type="float">
            <text:p>173,29</text:p>
          </table:table-cell>
          <table:table-cell table:formula="of:=[.E33]*[.G33]*0.86" office:value-type="currency" office:currency="RUB" office:value="149.0294" calcext:value-type="currency">
            <text:p>149,03 ₽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ГП_17_3</text:p>
          </table:table-cell>
          <table:table-cell office:value-type="float" office:value="2268" calcext:value-type="float">
            <text:p>2268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01-002-04</text:p>
          </table:table-cell>
          <table:table-cell office:value-type="float" office:value="267.08" calcext:value-type="float">
            <text:p>267,08</text:p>
          </table:table-cell>
          <table:table-cell table:formula="of:=[.E34]*[.G34]*0.86" office:value-type="currency" office:currency="RUB" office:value="229.6888" calcext:value-type="currency">
            <text:p>229,69 ₽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46"/>
          <table:table-cell table:style-name="ce57" table:formula="of:=SUM([.H4:.H34])" office:value-type="currency" office:currency="RUB" office:value="5198.5882" calcext:value-type="currency">
            <text:p>5 198,59 ₽</text:p>
          </table:table-cell>
          <table:table-cell/>
        </table:table-row>
        <table:table-row table:style-name="ro1">
          <table:table-cell table:style-name="ce42"/>
          <table:table-cell table:style-name="ce48" table:number-columns-repeated="8"/>
        </table:table-row>
        <table:table-row table:style-name="ro1">
          <table:table-cell table:style-name="ce43" office:value-type="string" calcext:value-type="string">
            <text:p>* - УКРУПНЕННЫЕ НОРМАТИВЫ ЦЕНЫ СТРОИТЕЛЬСТВА НЦС 81-02-19-2023 СБОРНИК № 19. Здания и сооружения городской <text:s/>инфраструктуры</text:p>
          </table:table-cell>
          <table:table-cell table:style-name="ce48"/>
          <table:table-cell table:style-name="ce42"/>
          <table:table-cell table:style-name="ce48" table:number-columns-repeated="6"/>
        </table:table-row>
        <table:table-row table:style-name="ro1">
          <table:table-cell table:style-name="ce44"/>
          <table:table-cell table:style-name="ce48" table:number-columns-repeated="8"/>
        </table:table-row>
        <table:table-row table:style-name="ro1">
          <table:table-cell table:style-name="ce43" office:value-type="string" calcext:value-type="string">
            <text:p>** - УКРУПНЕННЫЕ НОРМАТИВЫ ЦЕНЫ СТРОИТЕЛЬСТВА НЦС 81-02-15-2023 СБОРНИК № 15. Наружные сети газоснабжения</text:p>
          </table:table-cell>
          <table:table-cell table:style-name="ce48"/>
          <table:table-cell table:style-name="ce42"/>
          <table:table-cell table:style-name="ce48" table:number-columns-repeated="6"/>
        </table:table-row>
        <table:table-row table:style-name="ro4">
          <table:table-cell table:style-name="Default" table:number-columns-repeated="2"/>
          <table:table-cell table:style-name="ce49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3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0:20:51.7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0:01:29.071000000</meta:creation-date>
    <meta:generator>LibreOffice/7.5.5.2$Windows_X86_64 LibreOffice_project/ca8fe7424262805f223b9a2334bc7181abbcbf5e</meta:generator>
    <dc:date>2023-12-28T20:21:39.012000000</dc:date>
    <meta:editing-duration>PT7H24M12S</meta:editing-duration>
    <meta:editing-cycles>50</meta:editing-cycles>
    <meta:document-statistic meta:table-count="3" meta:cell-count="760" meta:object-count="0"/>
  </office:meta>
</office:document-meta>
</file>